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14004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314004" draw:fill="solid" draw:fill-color="#eeeee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3.3cm" svg:height="1.5cm" svg:x="8.2cm" svg:y="3.9cm">
          <text:p text:style-name="P1"><text:span text:style-name="T1">Inicjalizacj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draw:layer="layout" svg:width="3.3cm" svg:height="1.5cm" svg:x="16.3cm" svg:y="1.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2" draw:id="id2" draw:layer="layout" svg:width="3.3cm" svg:height="1.5cm" svg:x="8.2cm" svg:y="6.3cm">
          <text:p text:style-name="P1"><text:span text:style-name="T1">Tryb ręczn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svg:x1="9.85cm" svg:y1="5.4cm" svg:x2="9.85cm" svg:y2="6.3cm" draw:start-shape="id1" draw:start-glue-point="6" draw:end-shape="id2" draw:end-glue-point="4" svg:d="M9850 5400v900" svg:viewBox="0 0 1 901">
          <text:p/>
        </draw:connector>
        <draw:custom-shape draw:style-name="gr1" draw:text-style-name="P3" xml:id="id3" draw:id="id3" draw:layer="layout" svg:width="3.3cm" svg:height="1.5cm" svg:x="12.6cm" svg:y="8.6cm">
          <text:p text:style-name="P1"><text:span text:style-name="T1">Tryb comfo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5" draw:id="id5" draw:layer="layout" svg:width="3.3cm" svg:height="1.5cm" svg:x="3.7cm" svg:y="8.6cm">
          <text:p text:style-name="P1"><text:span text:style-name="T1">Tryb spo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xml:id="id4" draw:id="id4" draw:layer="layout" svg:width="3.3cm" svg:height="1.5cm" svg:x="8.2cm" svg:y="11.4cm">
          <text:p text:style-name="P1"><text:span text:style-name="T1">Tryb activ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curve" svg:x1="11.5cm" svg:y1="7.05cm" svg:x2="14.25cm" svg:y2="8.6cm" draw:start-shape="id2" draw:start-glue-point="7" draw:end-shape="id3" draw:end-glue-point="4" svg:d="M11500 7050c1834 0 2750 516 2750 1550" svg:viewBox="0 0 2751 1551">
          <text:p/>
        </draw:connector>
        <draw:connector draw:style-name="gr3" draw:text-style-name="P1" draw:layer="layout" draw:type="curve" svg:x1="14.25cm" svg:y1="10.1cm" svg:x2="11.5cm" svg:y2="12.15cm" draw:start-shape="id3" draw:start-glue-point="6" draw:end-shape="id4" draw:end-glue-point="7" svg:d="M14250 10100c0 1367-916 2050-2750 2050" svg:viewBox="0 0 2751 2051">
          <text:p/>
        </draw:connector>
        <draw:connector draw:style-name="gr3" draw:text-style-name="P1" draw:layer="layout" draw:type="curve" svg:x1="8.2cm" svg:y1="12.15cm" svg:x2="5.35cm" svg:y2="10.1cm" draw:start-shape="id4" draw:start-glue-point="5" draw:end-shape="id5" draw:end-glue-point="6" svg:d="M8200 12150c-1900 0-2850-683-2850-2050" svg:viewBox="0 0 2851 2051">
          <text:p/>
        </draw:connector>
        <draw:connector draw:style-name="gr3" draw:text-style-name="P1" draw:layer="layout" draw:type="curve" svg:x1="5.35cm" svg:y1="8.6cm" svg:x2="8.2cm" svg:y2="7.05cm" draw:start-shape="id5" draw:start-glue-point="4" draw:end-shape="id2" draw:end-glue-point="5" svg:d="M5350 8600c0-1034 950-1550 2850-1550" svg:viewBox="0 0 2851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8T20:03:16.887745962</meta:creation-date>
    <dc:date>2016-08-08T21:46:43.733044425</dc:date>
    <meta:editing-duration>P0D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